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352100003DA65BBC021B.svm"/>
  <manifest:file-entry manifest:media-type="" manifest:full-path="Pictures/200000070000352100003DA6CB2843E5.svm"/>
  <manifest:file-entry manifest:media-type="" manifest:full-path="Pictures/200000070000352100003DA68554E638.svm"/>
  <manifest:file-entry manifest:media-type="" manifest:full-path="Pictures/200000070000352100003DA695182CF7.svm"/>
  <manifest:file-entry manifest:media-type="" manifest:full-path="Pictures/200000070000352100003DA697BA0BE7.svm"/>
  <manifest:file-entry manifest:media-type="" manifest:full-path="Pictures/200000070000352100003DA6AA84F335.svm"/>
  <manifest:file-entry manifest:media-type="" manifest:full-path="Pictures/200000070000352100003DA638EB68FB.svm"/>
  <manifest:file-entry manifest:media-type="" manifest:full-path="Pictures/200000070000352100003DA6DAE7BA0F.svm"/>
  <manifest:file-entry manifest:media-type="" manifest:full-path="Pictures/200000070000352100003DA69E17781C.svm"/>
  <manifest:file-entry manifest:media-type="" manifest:full-path="Pictures/200000070000352100003DA67989B464.svm"/>
  <manifest:file-entry manifest:media-type="" manifest:full-path="Pictures/200000070000352100003DA657F9C03E.svm"/>
  <manifest:file-entry manifest:media-type="" manifest:full-path="Pictures/200000070000352100003DA6FD87A4DF.svm"/>
  <manifest:file-entry manifest:media-type="" manifest:full-path="Pictures/200000070000352100003DA684151A2B.svm"/>
  <manifest:file-entry manifest:media-type="" manifest:full-path="Pictures/200000070000352100003DA6DF3607F0.svm"/>
  <manifest:file-entry manifest:media-type="" manifest:full-path="Pictures/200000070000352100003DA6977ABE55.svm"/>
  <manifest:file-entry manifest:media-type="" manifest:full-path="Pictures/200000070000352100003DA63AF38CB3.svm"/>
  <manifest:file-entry manifest:media-type="" manifest:full-path="Pictures/200000070000352100003DA663D18F5C.svm"/>
  <manifest:file-entry manifest:media-type="" manifest:full-path="Pictures/200000070000352100003DA65A9848AA.svm"/>
  <manifest:file-entry manifest:media-type="" manifest:full-path="Pictures/200000070000352100003DA61069502E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fo:break-before="page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fo:break-before="page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fo:break-before="page" table:align="margins"/>
    </style:style>
    <style:style style:name="Tabelle4.A" style:family="table-column">
      <style:table-column-properties style:column-width="8.5cm" style:rel-column-width="32767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fo:break-before="page" table:align="margins"/>
    </style:style>
    <style:style style:name="Tabelle5.A" style:family="table-column">
      <style:table-column-properties style:column-width="8.5cm" style:rel-column-width="32767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7cm" fo:break-before="page" table:align="margins"/>
    </style:style>
    <style:style style:name="Tabelle6.A" style:family="table-column">
      <style:table-column-properties style:column-width="8.5cm" style:rel-column-width="32767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B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7cm" fo:break-before="page" table:align="margins"/>
    </style:style>
    <style:style style:name="Tabelle7.A" style:family="table-column">
      <style:table-column-properties style:column-width="8.5cm" style:rel-column-width="32767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B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<draw:frame draw:style-name="fr1" draw:name="Grafik3" text:anchor-type="paragraph" svg:width="8.306cm" svg:height="9.636cm" draw:z-index="0"><draw:image xlink:href="Pictures/200000070000352100003DA695182CF7.svm" xlink:type="simple" xlink:show="embed" xlink:actuate="onLoad"/></draw:frame></text:p>
          </table:table-cell>
          <table:table-cell table:style-name="Tabelle1.B1" office:value-type="string">
            <text:p text:style-name="Table_20_Contents"><draw:frame draw:style-name="fr1" draw:name="Grafik4" text:anchor-type="paragraph" svg:width="8.306cm" svg:height="9.636cm" draw:z-index="1"><draw:image xlink:href="Pictures/200000070000352100003DA63AF38CB3.svm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><draw:frame draw:style-name="fr1" draw:name="Grafik5" text:anchor-type="paragraph" svg:width="8.306cm" svg:height="9.636cm" draw:z-index="2"><draw:image xlink:href="Pictures/200000070000352100003DA6DF3607F0.svm" xlink:type="simple" xlink:show="embed" xlink:actuate="onLoad"/></draw:frame></text:p>
          </table:table-cell>
          <table:table-cell table:style-name="Tabelle1.B2" office:value-type="string">
            <text:p text:style-name="Table_20_Contents"><draw:frame draw:style-name="fr1" draw:name="Grafik6" text:anchor-type="paragraph" svg:width="8.306cm" svg:height="9.636cm" draw:z-index="3"><draw:image xlink:href="Pictures/200000070000352100003DA663D18F5C.svm" xlink:type="simple" xlink:show="embed" xlink:actuate="onLoad"/></draw:frame></text:p>
          </table:table-cell>
        </table:table-row>
        <table:table-row>
          <table:table-cell table:style-name="Tabel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</table:table>
      <table:table table:name="Tabelle2" table:style-name="Tabelle2">
        <table:table-column table:style-name="Tabelle2.A" table:number-columns-repeated="2"/>
        <text:soft-page-break/>
        <table:table-row>
          <table:table-cell table:style-name="Tabelle2.A1" office:value-type="string">
            <text:p text:style-name="Table_20_Contents"><draw:frame draw:style-name="fr1" draw:name="Grafik1" text:anchor-type="paragraph" svg:width="8.306cm" svg:height="9.636cm" draw:z-index="4"><draw:image xlink:href="Pictures/200000070000352100003DA638EB68FB.svm" xlink:type="simple" xlink:show="embed" xlink:actuate="onLoad"/></draw:frame></text:p>
          </table:table-cell>
          <table:table-cell table:style-name="Tabelle2.B1" office:value-type="string">
            <text:p text:style-name="Table_20_Contents"><draw:frame draw:style-name="fr1" draw:name="Grafik2" text:anchor-type="paragraph" svg:width="8.306cm" svg:height="9.636cm" draw:z-index="5"><draw:image xlink:href="Pictures/200000070000352100003DA65BBC021B.svm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><draw:frame draw:style-name="fr1" draw:name="Grafik7" text:anchor-type="paragraph" svg:width="8.306cm" svg:height="9.636cm" draw:z-index="6"><draw:image xlink:href="Pictures/200000070000352100003DA68554E638.svm" xlink:type="simple" xlink:show="embed" xlink:actuate="onLoad"/></draw:frame></text:p>
          </table:table-cell>
          <table:table-cell table:style-name="Tabelle2.B2" office:value-type="string">
            <text:p text:style-name="Table_20_Contents"><draw:frame draw:style-name="fr1" draw:name="Grafik8" text:anchor-type="paragraph" svg:width="8.306cm" svg:height="9.636cm" draw:z-index="7"><draw:image xlink:href="Pictures/200000070000352100003DA65A9848AA.svm" xlink:type="simple" xlink:show="embed" xlink:actuate="onLoad"/></draw:frame>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/>
          </table:table-cell>
        </table:table-row>
      </table:table>
      <text:p text:style-name="Standard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Table_20_Contents"><draw:frame draw:style-name="fr1" draw:name="Grafik10" text:anchor-type="paragraph" svg:width="8.306cm" svg:height="9.636cm" draw:z-index="9"><draw:image xlink:href="Pictures/200000070000352100003DA67989B464.svm" xlink:type="simple" xlink:show="embed" xlink:actuate="onLoad"/></draw:frame></text:p>
          </table:table-cell>
          <table:table-cell table:style-name="Tabelle3.B1" office:value-type="string">
            <text:p text:style-name="Table_20_Contents"><draw:frame draw:style-name="fr1" draw:name="Grafik9" text:anchor-type="paragraph" svg:width="8.306cm" svg:height="9.636cm" draw:z-index="8"><draw:image xlink:href="Pictures/200000070000352100003DA657F9C03E.svm" xlink:type="simple" xlink:show="embed" xlink:actuate="onLoad"/></draw:frame></text:p>
          </table:table-cell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B2" office:value-type="string">
            <text:p text:style-name="Table_20_Contents"/>
          </table:table-cell>
        </table:table-row>
      </table:table>
      <text:p text:style-name="Standard"/>
      <table:table table:name="Tabelle4" table:style-name="Tabelle4">
        <table:table-column table:style-name="Tabelle4.A" table:number-columns-repeated="2"/>
        <table:table-row>
          <table:table-cell table:style-name="Tabelle4.A1" office:value-type="string">
            <text:p text:style-name="Table_20_Contents"><draw:frame draw:style-name="fr1" draw:name="Grafik12" text:anchor-type="paragraph" svg:width="8.306cm" svg:height="9.636cm" draw:z-index="11"><draw:image xlink:href="Pictures/200000070000352100003DA6FD87A4DF.svm" xlink:type="simple" xlink:show="embed" xlink:actuate="onLoad"/></draw:frame></text:p>
          </table:table-cell>
          <table:table-cell table:style-name="Tabelle4.B1" office:value-type="string">
            <text:p text:style-name="Table_20_Contents"><draw:frame draw:style-name="fr1" draw:name="Grafik11" text:anchor-type="paragraph" svg:width="8.306cm" svg:height="9.636cm" draw:z-index="10"><draw:image xlink:href="Pictures/200000070000352100003DA6CB2843E5.svm" xlink:type="simple" xlink:show="embed" xlink:actuate="onLoad"/></draw:frame></text:p>
          </table:table-cell>
        </table:table-row>
        <table:table-row>
          <table:table-cell table:style-name="Tabelle4.A2" office:value-type="string">
            <text:p text:style-name="Table_20_Contents"/>
          </table:table-cell>
          <table:table-cell table:style-name="Tabelle4.B2" office:value-type="string">
            <text:p text:style-name="Table_20_Contents"/>
          </table:table-cell>
        </table:table-row>
      </table:table>
      <text:p text:style-name="Standard"/>
      <table:table table:name="Tabelle5" table:style-name="Tabelle5">
        <table:table-column table:style-name="Tabelle5.A" table:number-columns-repeated="2"/>
        <table:table-row>
          <table:table-cell table:style-name="Tabelle5.A1" office:value-type="string">
            <text:p text:style-name="Table_20_Contents"><draw:frame draw:style-name="fr1" draw:name="Grafik14" text:anchor-type="paragraph" svg:width="8.306cm" svg:height="9.636cm" draw:z-index="13"><draw:image xlink:href="Pictures/200000070000352100003DA69E17781C.svm" xlink:type="simple" xlink:show="embed" xlink:actuate="onLoad"/></draw:frame></text:p>
          </table:table-cell>
          <table:table-cell table:style-name="Tabelle5.B1" office:value-type="string">
            <text:p text:style-name="Table_20_Contents"><draw:frame draw:style-name="fr1" draw:name="Grafik13" text:anchor-type="paragraph" svg:width="8.306cm" svg:height="9.636cm" draw:z-index="12"><draw:image xlink:href="Pictures/200000070000352100003DA684151A2B.svm" xlink:type="simple" xlink:show="embed" xlink:actuate="onLoad"/></draw:frame></text:p>
          </table:table-cell>
        </table:table-row>
        <table:table-row>
          <table:table-cell table:style-name="Tabelle5.A2" office:value-type="string">
            <text:p text:style-name="Table_20_Contents"/>
          </table:table-cell>
          <table:table-cell table:style-name="Tabelle5.B2" office:value-type="string">
            <text:p text:style-name="Table_20_Contents"/>
          </table:table-cell>
        </table:table-row>
      </table:table>
      <text:p text:style-name="Standard"/>
      <table:table table:name="Tabelle6" table:style-name="Tabelle6">
        <table:table-column table:style-name="Tabelle6.A" table:number-columns-repeated="2"/>
        <table:table-row>
          <table:table-cell table:style-name="Tabelle6.A1" office:value-type="string">
            <text:p text:style-name="Table_20_Contents"><draw:frame draw:style-name="fr1" draw:name="Grafik17" text:anchor-type="paragraph" svg:width="8.306cm" svg:height="9.636cm" draw:z-index="15"><draw:image xlink:href="Pictures/200000070000352100003DA6DAE7BA0F.svm" xlink:type="simple" xlink:show="embed" xlink:actuate="onLoad"/></draw:frame></text:p>
          </table:table-cell>
          <table:table-cell table:style-name="Tabelle6.B1" office:value-type="string">
            <text:p text:style-name="Table_20_Contents"><draw:frame draw:style-name="fr1" draw:name="Grafik15" text:anchor-type="paragraph" svg:width="8.306cm" svg:height="9.636cm" draw:z-index="14"><draw:image xlink:href="Pictures/200000070000352100003DA6977ABE55.svm" xlink:type="simple" xlink:show="embed" xlink:actuate="onLoad"/></draw:frame></text:p>
          </table:table-cell>
        </table:table-row>
        <table:table-row>
          <table:table-cell table:style-name="Tabelle6.A2" office:value-type="string">
            <text:p text:style-name="Table_20_Contents"/>
          </table:table-cell>
          <table:table-cell table:style-name="Tabelle6.B2" office:value-type="string">
            <text:p text:style-name="Table_20_Contents"/>
          </table:table-cell>
        </table:table-row>
      </table:table>
      <text:p text:style-name="Standard"/>
      <table:table table:name="Tabelle7" table:style-name="Tabelle7">
        <table:table-column table:style-name="Tabelle7.A" table:number-columns-repeated="2"/>
        <table:table-row>
          <table:table-cell table:style-name="Tabelle7.A1" office:value-type="string">
            <text:p text:style-name="Table_20_Contents"><draw:frame draw:style-name="fr1" draw:name="Grafik18" text:anchor-type="paragraph" svg:width="8.306cm" svg:height="9.636cm" draw:z-index="17"><draw:image xlink:href="Pictures/200000070000352100003DA61069502E.svm" xlink:type="simple" xlink:show="embed" xlink:actuate="onLoad"/></draw:frame></text:p>
          </table:table-cell>
          <table:table-cell table:style-name="Tabelle7.B1" office:value-type="string">
            <text:p text:style-name="Table_20_Contents"><draw:frame draw:style-name="fr1" draw:name="Grafik16" text:anchor-type="paragraph" svg:width="8.306cm" svg:height="9.636cm" draw:z-index="16"><draw:image xlink:href="Pictures/200000070000352100003DA6AA84F335.svm" xlink:type="simple" xlink:show="embed" xlink:actuate="onLoad"/></draw:frame></text:p>
          </table:table-cell>
        </table:table-row>
        <table:table-row>
          <table:table-cell table:style-name="Tabelle7.A2" office:value-type="string">
            <text:p text:style-name="Table_20_Contents"/>
          </table:table-cell>
          <table:table-cell table:style-name="Tabelle7.B2" office:value-type="string">
            <text:p text:style-name="Table_20_Contents"/>
          </table:table-cell>
        </table:table-row>
      </table:table>
      <text:p text:style-name="Standard"/>
      <text:p text:style-name="P1"><draw:frame draw:style-name="fr2" draw:name="Grafik19" text:anchor-type="paragraph" svg:width="16.32cm" svg:height="15.78cm" draw:z-index="18"><draw:image xlink:href="Pictures/200000070000352100003DA697BA0BE7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1:45:27.12</meta:creation-date>
    <dc:date>2013-05-14T12:17:14.39</dc:date>
    <meta:editing-duration>PT56S</meta:editing-duration>
    <meta:editing-cycles>1</meta:editing-cycles>
    <meta:generator>OpenOffice.org/3.4.1$Win32 OpenOffice.org_project/341m1$Build-9593</meta:generator>
    <meta:document-statistic meta:table-count="7" meta:image-count="19" meta:object-count="0" meta:page-count="8" meta:paragraph-count="0" meta:word-count="0" meta:character-count="0"/>
  </office:meta>
</office:document-meta>
</file>